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ctorSet.removeAll( Collection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ctorSet.setElementAt( Object o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removeRange( final int fromIndex , int to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ctorSet.removeAl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ctorSet.addElemen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addAll( int index ,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ctorSet.add( int index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ctorSet.retainAll( Collection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ctor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addAll( Collection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ctorSet.set( int index ,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ctorSet.doAdd( int index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ctorSet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add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ctorSet.removeElemen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do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ctor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ctorSet.removeElement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insertElementAt( Object o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ctorSe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